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3A000000E77B27032C3AF4FB8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b7f1" officeooo:paragraph-rsid="000eb7f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eb7f1" officeooo:paragraph-rsid="000eb7f1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ba131a"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d4711a"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9353"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f3834"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eb7f1" officeooo:paragraph-rsid="000eb7f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0eb7f1" officeooo:paragraph-rsid="000eb7f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Header">
      <style:text-properties officeooo:paragraph-rsid="000fa24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c841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cf8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fa249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0ecf8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a249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officeooo:rsid="000ecf8c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0fa249" style:font-style-asian="italic" style:font-weight-asian="normal" style:font-style-complex="italic" style:font-weight-complex="normal"/>
    </style:style>
    <style:style style:name="T9" style:family="text">
      <style:text-properties fo:color="#00864b"/>
    </style:style>
    <style:style style:name="T10" style:family="text">
      <style:text-properties fo:color="#0066b3"/>
    </style:style>
    <style:style style:name="T11" style:family="text">
      <style:text-properties fo:color="#d4711a"/>
    </style:style>
    <style:style style:name="T12" style:family="text">
      <style:text-properties fo:color="#820f71"/>
    </style:style>
    <style:style style:name="T13" style:family="text">
      <style:text-properties fo:color="#ce181e" fo:font-style="italic" style:text-underline-style="solid" style:text-underline-width="auto" style:text-underline-color="font-color" fo:font-weight="normal" officeooo:rsid="000ecf8c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60ml/$17.60 – 00 </text:span><text:span text:style-name="T2">|</text:span><text:span text:style-name="T1"> 03 </text:span><text:span text:style-name="T2">|</text:span><text:span text:style-name="T1"> 06mg</text:span></text:p>
      <text:p text:style-name="P1"/>
      <text:p text:style-name="P6">Strizzy</text:p>
      <text:p text:style-name="P5">Raspberry, Kiwi, Strawberry. (70/30)</text:p>
      <text:p text:style-name="P5"/>
      <text:p text:style-name="P7">Slurricane</text:p>
      <text:p text:style-name="P5">Peach, Papaya, Guava. (90/10)</text:p>
      <text:p text:style-name="P5"/>
      <text:p text:style-name="P8">Tropic Thunda</text:p>
      <text:p text:style-name="P5">Guava and Berries. (60/40)</text:p>
      <text:p text:style-name="P4"/>
      <text:p text:style-name="P9">Ez Duz It</text:p>
      <text:p text:style-name="P5">Strawberry and Watermelon. (90/10)</text:p>
      <text:p text:style-name="P5">Also available in <text:span text:style-name="T10">menthol.</text:span></text:p>
      <text:p text:style-name="P4"><text:span text:style-name="T12"/></text:p>
      <text:p text:style-name="P4"><text:span text:style-name="T12">Grape Drank</text:span></text:p>
      <text:p text:style-name="P5">Fizzy grape soda. (85/15)</text:p>
      <text:p text:style-name="P5">Also available in <text:span text:style-name="T10">menthol</text:span>.</text:p>
      <text:p text:style-name="P4"/>
      <text:p text:style-name="P4"><text:span text:style-name="T11">Antidote </text:span><text:span text:style-name="T10">on Ice</text:span></text:p>
      <text:p text:style-name="P5">Mango, Blue Raspberry, and Menthol.</text:p>
      <text:p text:style-name="P4"/>
      <text:p text:style-name="P4"><text:span text:style-name="T9">Skir Skirr</text:span> <text:span text:style-name="T10">on Ice</text:span></text:p>
      <text:p text:style-name="P3">Apple, Honeydew Melon, and Menth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9626in" style:type="center"/>
          <style:tab-stop style:position="3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249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y="-0.7874in" svg:width="4.0063in" svg:height="2.9472in" draw:z-index="0"><draw:image xlink:href="Pictures/100000000000013A000000E77B27032C3AF4FB83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22:45.269000000</meta:creation-date>
    <dc:date>2019-08-16T10:27:57.161000000</dc:date>
    <meta:editing-duration>PT47M25S</meta:editing-duration>
    <meta:editing-cycles>7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7" meta:word-count="60" meta:character-count="382" meta:non-whitespace-character-count="338"/>
  </office:meta>
</office:document-meta>
</file>